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_20_Spacing">
      <style:text-properties style:font-name="Times New Roman" fo:font-size="12pt" style:font-size-asian="12pt" style:font-name-complex="Times New Roman1" style:font-size-complex="12pt"/>
    </style:style>
    <style:style style:name="P2" style:family="paragraph" style:parent-style-name="Standard">
      <style:paragraph-properties fo:margin-top="0in" fo:margin-bottom="0in" fo:line-height="100%"/>
    </style:style>
    <style:style style:name="P3" style:family="paragraph" style:parent-style-name="Standard" style:list-style-name="">
      <style:paragraph-properties fo:margin-top="0in" fo:margin-bottom="0in" fo:line-height="100%"/>
    </style:style>
    <style:style style:name="P4" style:family="paragraph" style:parent-style-name="Standard">
      <style:paragraph-properties fo:margin-top="0in" fo:margin-bottom="0in" fo:line-height="100%"/>
      <style:text-properties style:font-name="Times New Roman" fo:font-size="12pt" style:font-size-asian="12pt" style:font-name-complex="Times New Roman1" style:font-size-complex="12pt"/>
    </style:style>
    <style:style style:name="P5" style:family="paragraph" style:parent-style-name="Standard" style:list-style-name="">
      <style:paragraph-properties fo:margin-top="0in" fo:margin-bottom="0in" fo:line-height="100%"/>
      <style:text-properties style:font-name="Times New Roman" fo:font-size="12pt" style:font-size-asian="12pt" style:font-size-complex="12pt"/>
    </style:style>
    <style:style style:name="P6" style:family="paragraph" style:parent-style-name="Standard" style:list-style-name="">
      <style:paragraph-properties fo:margin-left="0in" fo:margin-right="0in" fo:margin-top="0in" fo:margin-bottom="0in" fo:line-height="100%" fo:text-indent="0in" style:auto-text-indent="false"/>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list-style-name="">
      <style:paragraph-properties fo:margin-left="0in" fo:margin-right="0in" fo:margin-top="0in" fo:margin-bottom="0in" fo:line-height="100%" fo:text-indent="0in" style:auto-text-indent="false"/>
      <style:text-properties fo:color="#000000" style:font-name="Times New Roman" fo:font-size="12pt" fo:font-weight="normal" style:font-size-asian="12pt" style:font-weight-asian="normal" style:font-size-complex="12pt" style:font-weight-complex="normal"/>
    </style:style>
    <style:style style:name="P8" style:family="paragraph" style:parent-style-name="Standard">
      <style:paragraph-properties fo:margin-left="0in" fo:margin-right="0in" fo:margin-top="0in" fo:margin-bottom="0in" fo:line-height="100%" fo:text-indent="0in" style:auto-text-indent="false"/>
      <style:text-properties fo:color="#000000" style:font-name="Times New Roman" fo:font-size="12pt" fo:font-weight="normal" style:font-size-asian="12pt" style:font-weight-asian="normal" style:font-name-complex="Times New Roman1" style:font-size-complex="12pt" style:font-weight-complex="normal"/>
    </style:style>
    <style:style style:name="P9" style:family="paragraph" style:parent-style-name="Standard">
      <style:paragraph-properties fo:margin-left="0in" fo:margin-right="0in" fo:margin-top="0in" fo:margin-bottom="0in" fo:line-height="100%" fo:text-indent="0in" style:auto-text-indent="false"/>
    </style:style>
    <style:style style:name="P10" style:family="paragraph" style:parent-style-name="No_20_Spacing" style:master-page-name="Standard">
      <style:paragraph-properties fo:text-align="center" style:justify-single-word="false" style:page-number="auto"/>
      <style:text-properties style:font-name="Times New Roman" fo:font-size="16pt" style:font-size-asian="16pt" style:font-name-complex="Times New Roman1" style:font-size-complex="16pt"/>
    </style:style>
    <style:style style:name="T1" style:family="text">
      <style:text-properties style:font-name="Times New Roman" fo:font-size="12pt" style:font-size-asian="12pt" style:font-name-complex="Times New Roman1" style:font-size-complex="12pt"/>
    </style:style>
    <style:style style:name="T2" style:family="text">
      <style:text-properties style:font-name="Times New Roman" fo:font-size="12pt" fo:font-weight="bold" style:font-size-asian="12pt" style:font-weight-asian="bold" style:font-name-complex="Times New Roman1" style:font-size-complex="12pt"/>
    </style:style>
    <style:style style:name="T3" style:family="text">
      <style:text-properties style:font-name="Times New Roman" fo:font-size="12pt" fo:font-weight="bold" style:font-size-asian="12pt" style:font-weight-asian="bold" style:font-name-complex="Times New Roman1" style:font-size-complex="12pt" style:font-weight-complex="bold"/>
    </style:style>
    <style:style style:name="T4" style:family="text">
      <style:text-properties style:font-name="Times New Roman" fo:font-size="12pt" fo:font-weight="normal" style:font-size-asian="12pt" style:font-weight-asian="normal" style:font-name-complex="Times New Roman1" style:font-size-complex="12pt" style:font-weight-complex="normal"/>
    </style:style>
    <style:style style:name="T5" style:family="text">
      <style:text-properties style:font-name-asian="Georgia" style:font-name-complex="Georgia"/>
    </style:style>
    <style:style style:name="T6" style:family="text">
      <style:text-properties fo:font-style="italic" style:font-name-asian="Georgia" style:font-style-asian="italic" style:font-name-complex="Georgia" style:font-style-complex="italic"/>
    </style:style>
    <style:style style:name="T7" style:family="text">
      <style:text-properties fo:font-style="normal" style:font-name-asian="Georgia" style:font-style-asian="normal" style:font-name-complex="Georgia" style:font-style-complex="normal"/>
    </style:style>
    <style:style style:name="T8" style:family="text">
      <style:text-properties fo:font-weight="bold" style:font-weight-asian="bold" style:font-weight-complex="bold"/>
    </style:style>
    <style:style style:name="T9" style:family="text">
      <style:text-properties fo:font-weight="bold" style:font-weight-asian="bold" style:font-name-complex="Times New Roman1" style:font-weight-complex="bold"/>
    </style:style>
    <style:style style:name="T10" style:family="text">
      <style:text-properties fo:font-weight="bold" style:font-name-asian="Georgia" style:font-weight-asian="bold" style:font-name-complex="Georgia" style:font-weight-complex="bold"/>
    </style:style>
    <style:style style:name="T11" style:family="text">
      <style:text-properties fo:color="#000000" style:font-name="Times New Roman" fo:font-size="12pt" fo:font-weight="normal" style:font-name-asian="Georgia" style:font-size-asian="12pt" style:font-weight-asian="normal" style:font-name-complex="Georgia" style:font-size-complex="12pt" style:font-weight-complex="normal"/>
    </style:style>
    <style:style style:name="T12" style:family="text">
      <style:text-properties fo:color="#000000" style:font-name="Times New Roman" fo:font-style="normal" fo:font-weight="normal" style:font-name-asian="Georgia" style:font-style-asian="normal" style:font-weight-asian="normal" style:font-name-complex="Georgia" style:font-style-complex="normal" style:font-weight-complex="normal"/>
    </style:style>
    <style:style style:name="T13" style:family="text">
      <style:text-properties fo:color="#000000" style:font-name="Times New Roman" fo:font-style="italic" fo:font-weight="normal" style:font-name-asian="Georgia" style:font-style-asian="italic" style:font-weight-asian="normal" style:font-name-complex="Georgia" style:font-style-complex="italic"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God Uses Disposable People</text:p>
      <text:p text:style-name="P1"/>
      <text:p text:style-name="No_20_Spacing"><text:span text:style-name="T2">Read:</text:span><text:span text:style-name="T1"> Exodus 2:1-3 Colossians 3:1-3 Galatians 2 ;19-20</text:span></text:p>
      <text:p text:style-name="No_20_Spacing"><text:span text:style-name="T1"/></text:p>
      <text:p text:style-name="P9"><text:span text:style-name="T2">Text:</text:span><text:span text:style-name="T1"> </text:span><text:span text:style-name="T11">Nehemiah 1:11 <text:s/>“...For I was the king's cupbearer.”</text:span></text:p>
      <text:p text:style-name="P8"/>
      <text:h text:style-name="P2" text:outline-level="3"><text:span text:style-name="T2">Introduction:</text:span><text:span text:style-name="T4"> Recently Hillary Clinton described ½ of Trumps supporters as a basket of deplorables. That word was on my mind when I was thinking of Nehemiah except I changed it (in my mind) to disposable. </text:span><text:span text:style-name="T1">Have you ever known someone who absolutely doesn't matter to you? They are so useless in your eyes that their living or dying is of no concern to you? One man described his relationship with another this way: he said: “If he was on fire I wouldn't stop to spit on him.” He was less than a friend. He viewed this man as disposable. </text:span></text:h>
      <text:h text:style-name="P3" text:outline-level="3"><text:span text:style-name="T1"/></text:h>
      <text:h text:style-name="P3" text:outline-level="3"><text:span text:style-name="T3">I. Nehemiah was disposable.</text:span><text:span text:style-name="T1"> He was the king's cup bearer. It was his job to eat/drink whatever the king was about to eat and if it was poison he was disposable. He would die, the king would live and a new cup bearer would, immediately, be selected. How would you like to be the assistant cup bearer? You sit in your room day by day just waiting till the #1 cup bearer eats poison and dies. The next thing you know there is a card slid under your door that says: “Congratulations you are being promoted!” How does a cup bearer define success? You die instead of the king and you are a success.</text:span></text:h>
      <text:h text:style-name="P3" text:outline-level="3"><text:span text:style-name="T1"><text:s text:c="2"/>With this in mind Nehemiah is approached by God with a burden to change careers and become a contractor. He was disposable in his earthly position but he was usable in God's kingdom.</text:span></text:h>
      <text:h text:style-name="P4" text:outline-level="3"/>
      <text:h text:style-name="P5" text:outline-level="3"><text:span text:style-name="T9">II. </text:span><text:span text:style-name="T8">Moses was disposable:</text:span> he was born with disposable written all over him. He was born with a death sentence. Pharaoh designed the first abortion program. It was God-a-phobic, sexist, and government approved. Sound a little like what's coming from Washington today; doesn't it? The OBGYN nurses were assigned to carry out this horrific deed. Thank God that some of them refused to go along and the one assigned to Moses Mother was one of them. Archaeologists have uncovered mass graves of baby boy skeletons from that time period.</text:h>
      <text:h text:style-name="P5" text:outline-level="3"><text:s text:c="2"/>God enabled him to be raised with all the wealth and education of the greatest nation in the world at that time.</text:h>
      <text:h text:style-name="P5" text:outline-level="3"><text:s text:c="2"/>God was preparing this disposable man to be used as the leader who would bring freedom to His people and total defeat to the one who pronounced the death penalty on so many of God's people. </text:h>
      <text:h text:style-name="P5" text:outline-level="3"/>
      <text:h text:style-name="P5" text:outline-level="3"><text:span text:style-name="T8">III. You and I are disposable:</text:span> We read in Colossians that we are dead and Our life is hidden in Christ. In Galatians we read that we are “crucified with Christ...” Paul went on to say to the Corinthians: “I die daily.” The apostle John said of Christ: “<text:span text:style-name="T12">He must increase, but I </text:span><text:span text:style-name="T13">must</text:span><text:span text:style-name="T12"> decrease.” Paul recognized that he was disposable. John recognized that he too was disposable.</text:span></text:h>
      <text:h text:style-name="P5" text:outline-level="3"><text:span text:style-name="T12"><text:s text:c="2"/>What causes a man to walk into certain death when he wants to live as much as the next man? The tales of many of the medal of honor winners refer to such events. </text:span></text:h>
      <text:h text:style-name="P5" text:outline-level="3"><text:span text:style-name="T12"><text:s text:c="2"/>I had a friend, in the Navy, who had been a door gunner in Viet Nam. He told me when he got to Viet Nam he was assigned to a barracks where his name was placed on a list. He was told that he would be assigned to a helicopter as a position became available. The job was so dangerous that they created a pool of people to replace door gunners as they died. It was a sobering thought that he would move up on that list every time that <text:s/>a door gunner was killed. By the grace of God he survived with many accolades and citations for bravery under fire. To his own country he was disposable. </text:span></text:h>
      <text:h text:style-name="P5" text:outline-level="3"><text:span text:style-name="T12"><text:s text:c="2"/>Paul tells us of what can occur in the life of one who is disposable:</text:span></text:h>
      <text:h text:style-name="P7" text:outline-level="3"><text:span text:style-name="T7"><text:s text:c="2"/>“Of the Jews five times received I forty </text:span><text:span text:style-name="T6">stripes</text:span><text:span text:style-name="T7"> save one. Thrice was I beaten with rods, once was I stoned, thrice I suffered shipwreck, a night and a day I have been in the deep; </text:span><text:span text:style-name="T6">In</text:span><text:span text:style-name="T7"> journeyings often, </text:span><text:span text:style-name="T6">in</text:span><text:span text:style-name="T7"> perils of waters, </text:span><text:span text:style-name="T6">in</text:span><text:span text:style-name="T7"> perils of robbers, </text:span><text:span text:style-name="T6">in</text:span><text:span text:style-name="T7"> perils by </text:span><text:span text:style-name="T6">mine own</text:span><text:span text:style-name="T7"> countrymen, </text:span><text:span text:style-name="T6">in</text:span><text:span text:style-name="T7"> perils by the heathen, </text:span><text:span text:style-name="T6">in</text:span><text:span text:style-name="T7"> perils in the city, </text:span><text:span text:style-name="T6">in</text:span><text:span text:style-name="T7"> perils in the wilderness, </text:span><text:span text:style-name="T6">in</text:span><text:span text:style-name="T7"> perils in the sea, </text:span><text:span text:style-name="T6">in</text:span><text:span text:style-name="T7"> perils among false brethren; In weariness and painfulness, in watchings often, in hunger and thirst, in fastings often, in cold and nakedness. Beside those things that are without, that which cometh upon me daily, the care of all the churches. Who is weak, and I am not weak? who is offended, and I burn not? If I must needs glory, I will glory of the things which concern mine infirmities. </text:span></text:h>
      <text:h text:style-name="P6" text:outline-level="3"><text:span text:style-name="T5"/></text:h>
      <text:h text:style-name="P6" text:outline-level="3"><text:span text:style-name="T10">Conclude:</text:span><text:span text:style-name="T5"> I am so glad that God reached down into the dumpster of life and picked me out because He saw something useful in a dispos-able man. How about you? This world might throw you out but God sees usefulness in you. Yield yourself to Him.</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Default_20_Paragraph_20_Font" style:display-name="Default Paragraph Font"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1</meta:editing-cycles>
    <meta:creation-date>2014-03-28T17:34:00</meta:creation-date>
    <dc:date>2016-10-15T11:52:22.44</dc:date>
    <meta:editing-duration>PT2H12S</meta:editing-duration>
    <meta:generator>OpenOffice/4.1.2$Win32 OpenOffice.org_project/412m3$Build-9782</meta:generator>
    <meta:document-statistic meta:table-count="0" meta:image-count="0" meta:object-count="0" meta:page-count="1" meta:paragraph-count="15" meta:word-count="840" meta:character-count="450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